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ProductActivity-2.1" table:style-name="ta1" table:print-ranges="A1:AF20">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616-1630z-C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ProductActivity">
            <text:p>ProductActivity</text:p>
          </table:table-cell>
          <table:table-cell table:style-name="ce8" office:value-type="string" office:string-value="Product Activity. Details">
            <text:p>Product Activity. Details</text:p>
          </table:table-cell>
          <table:table-cell table:style-name="ce8" office:value-type="string" office:string-value=""/>
          <table:table-cell table:style-name="ce8" office:value-type="string" office:string-value="Product Activity">
            <text:p>Product Activity</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reporting the movement of goods at specified retail locations for inventory tracking purposes.">
            <text:p>A document reporting the movement of goods at specified retail locations for inventory tracking purposes.</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lan">
            <text:p>Plan</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Product Activity. UBL Version Identifier. Identifier">
            <text:p>Product Activity. UBL Version Identifier. Identifier</text:p>
          </table:table-cell>
          <table:table-cell table:style-name="ce9" office:value-type="string" office:string-value=""/>
          <table:table-cell office:value-type="string" table:style-name="ce9" office:string-value="Product Activity">
            <text:p>Product Activity</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Product Activity. Customization Identifier. Identifier">
            <text:p>Product Activity. Customization Identifier. Identifier</text:p>
          </table:table-cell>
          <table:table-cell table:style-name="ce9" office:value-type="string" office:string-value=""/>
          <table:table-cell office:value-type="string" table:style-name="ce9" office:string-value="Product Activity">
            <text:p>Product Activity</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Product Activity. Profile Identifier. Identifier">
            <text:p>Product Activity. Profile Identifier. Identifier</text:p>
          </table:table-cell>
          <table:table-cell table:style-name="ce9" office:value-type="string" office:string-value=""/>
          <table:table-cell office:value-type="string" table:style-name="ce9" office:string-value="Product Activity">
            <text:p>Product Activity</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Product Activity. Profile Execution Identifier. Identifier">
            <text:p>Product Activity. Profile Execution Identifier. Identifier</text:p>
          </table:table-cell>
          <table:table-cell table:style-name="ce9" office:value-type="string" office:string-value=""/>
          <table:table-cell office:value-type="string" table:style-name="ce9" office:string-value="Product Activity">
            <text:p>Product Activity</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Product Activity. Identifier">
            <text:p>Product Activity. Identifier</text:p>
          </table:table-cell>
          <table:table-cell table:style-name="ce9" office:value-type="string" office:string-value=""/>
          <table:table-cell office:value-type="string" table:style-name="ce9" office:string-value="Product Activity">
            <text:p>Product Activity</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office:value-type="string" table:style-name="ce9" office:string-value="Product Acvtivity Number">
            <text:p>Product Acvtivity Number</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Product Activity. Copy_ Indicator. Indicator">
            <text:p>Product Activity. Copy_ Indicator. Indicator</text:p>
          </table:table-cell>
          <table:table-cell table:style-name="ce9" office:value-type="string" office:string-value=""/>
          <table:table-cell office:value-type="string" table:style-name="ce9" office:string-value="Product Activity">
            <text:p>Product Activity</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Product Activity. UUID. Identifier">
            <text:p>Product Activity. UUID. Identifier</text:p>
          </table:table-cell>
          <table:table-cell table:style-name="ce9" office:value-type="string" office:string-value=""/>
          <table:table-cell office:value-type="string" table:style-name="ce9" office:string-value="Product Activity">
            <text:p>Product Activity</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Product Activity. Issue Date. Date">
            <text:p>Product Activity. Issue Date. Date</text:p>
          </table:table-cell>
          <table:table-cell table:style-name="ce9" office:value-type="string" office:string-value=""/>
          <table:table-cell office:value-type="string" table:style-name="ce9" office:string-value="Product Activity">
            <text:p>Product Activity</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office:value-type="string" table:style-name="ce9" office:string-value="Activity Date">
            <text:p>Activity Date</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Product Activity. Issue Time. Time">
            <text:p>Product Activity. Issue Time. Time</text:p>
          </table:table-cell>
          <table:table-cell table:style-name="ce9" office:value-type="string" office:string-value=""/>
          <table:table-cell office:value-type="string" table:style-name="ce9" office:string-value="Product Activity">
            <text:p>Product Activity</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Product Activity. Note. Text">
            <text:p>Product Activity. Note. Text</text:p>
          </table:table-cell>
          <table:table-cell table:style-name="ce9" office:value-type="string" office:string-value=""/>
          <table:table-cell office:value-type="string" table:style-name="ce9" office:string-value="Product Activity">
            <text:p>Product Activity</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DocumentCurrencyCode">
            <text:p>DocumentCurrencyCode</text:p>
          </table:table-cell>
          <table:table-cell office:value-type="string" table:style-name="ce9" office:string-value="Product Activity. Document_ Currency Code. Code">
            <text:p>Product Activity. Document_ Currency Code. Code</text:p>
          </table:table-cell>
          <table:table-cell table:style-name="ce9" office:value-type="string" office:string-value=""/>
          <table:table-cell office:value-type="string" table:style-name="ce9" office:string-value="Product Activity">
            <text:p>Product Activity</text:p>
          </table:table-cell>
          <table:table-cell office:value-type="string" table:style-name="ce9" office:string-value="Document">
            <text:p>Document</text:p>
          </table:table-cell>
          <table:table-cell office:value-type="string" table:style-name="ce9" office:string-value="Currency">
            <text:p>Currency</text:p>
          </table:table-cell>
          <table:table-cell office:value-type="string" table:style-name="ce9" office:string-value="Code">
            <text:p>Code</text:p>
          </table:table-cell>
          <table:table-cell office:value-type="string" table:style-name="ce11" table:formula="of:=IF([.F13]&lt;&gt;&quot;&quot;;CONCATENATE([.F13];&quot; &quot;;[.G13]);[.G13])" office:string-value="Currency Code">
            <text:p>Currency Code</text:p>
          </table:table-cell>
          <table:table-cell office:value-type="string" table:style-name="ce9" office:string-value="Code">
            <text:p>Code</text:p>
          </table:table-cell>
          <table:table-cell office:value-type="string" table:style-name="ce9" office:string-value="Currency">
            <text:p>Currency</text:p>
          </table:table-cell>
          <table:table-cell office:value-type="string" table:style-name="ce11" table:formula="of:=IF([.J13]&lt;&gt;&quot;&quot;;CONCATENATE([.J13];&quot;_ &quot;;[.I13];&quot;. Type&quot;);CONCATENATE([.I13];&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default currency for this document.">
            <text:p>A code signifying the default currency for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ActivityPeriod">
            <text:p>ActivityPeriod</text:p>
          </table:table-cell>
          <table:table-cell table:style-name="ce10" office:value-type="string" office:string-value="Product Activity. Activity_ Period. Period">
            <text:p>Product Activity. Activity_ Period. Period</text:p>
          </table:table-cell>
          <table:table-cell table:style-name="ce10" office:value-type="string" office:string-value=""/>
          <table:table-cell table:style-name="ce10" office:value-type="string" office:string-value="Product Activity">
            <text:p>Product Activity</text:p>
          </table:table-cell>
          <table:table-cell table:style-name="ce10" office:value-type="string" office:string-value="Activity">
            <text:p>Activity</text:p>
          </table:table-cell>
          <table:table-cell table:style-name="ce10" office:value-type="string" office:string-value=""/>
          <table:table-cell table:style-name="ce10" office:value-type="string" office:string-value=""/>
          <table:table-cell table:style-name="ce10" table:formula="of:=[.M14]"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eriod covered by this Product Activity report.">
            <text:p>The period covered by this Product Activity repor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DocumentReference">
            <text:p>DocumentReference</text:p>
          </table:table-cell>
          <table:table-cell table:style-name="ce10" office:value-type="string" office:string-value="Product Activity. Document Reference">
            <text:p>Product Activity. Document Reference</text:p>
          </table:table-cell>
          <table:table-cell table:style-name="ce10" office:value-type="string" office:string-value=""/>
          <table:table-cell table:style-name="ce10" office:value-type="string" office:string-value="Product Activity">
            <text:p>Product Activity</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5]"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other document associated with this document.">
            <text:p>A reference to another document associated with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ignature">
            <text:p>Signature</text:p>
          </table:table-cell>
          <table:table-cell table:style-name="ce10" office:value-type="string" office:string-value="Product Activity. Signature">
            <text:p>Product Activity. Signature</text:p>
          </table:table-cell>
          <table:table-cell table:style-name="ce10" office:value-type="string" office:string-value=""/>
          <table:table-cell table:style-name="ce10" office:value-type="string" office:string-value="Product Activity">
            <text:p>Product Activity</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6]"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SenderParty">
            <text:p>SenderParty</text:p>
          </table:table-cell>
          <table:table-cell table:style-name="ce10" office:value-type="string" office:string-value="Product Activity. Sender_ Party. Party">
            <text:p>Product Activity. Sender_ Party. Party</text:p>
          </table:table-cell>
          <table:table-cell table:style-name="ce10" office:value-type="string" office:string-value=""/>
          <table:table-cell table:style-name="ce10" office:value-type="string" office:string-value="Product Activity">
            <text:p>Product Activity</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7]"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sender of the Product Activity.">
            <text:p>The sender of the Product Activity.</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ReceiverParty">
            <text:p>ReceiverParty</text:p>
          </table:table-cell>
          <table:table-cell table:style-name="ce10" office:value-type="string" office:string-value="Product Activity. Receiver_ Party. Party">
            <text:p>Product Activity. Receiver_ Party. Party</text:p>
          </table:table-cell>
          <table:table-cell table:style-name="ce10" office:value-type="string" office:string-value=""/>
          <table:table-cell table:style-name="ce10" office:value-type="string" office:string-value="Product Activity">
            <text:p>Product Activity</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18]"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receiver of the Product Activity.">
            <text:p>The receiver of the Product Activity.</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SupplyChainActivityDataLine">
            <text:p>SupplyChainActivityDataLine</text:p>
          </table:table-cell>
          <table:table-cell table:style-name="ce10" office:value-type="string" office:string-value="Product Activity. Supply Chain_ Activity Data Line. Activity Data Line">
            <text:p>Product Activity. Supply Chain_ Activity Data Line. Activity Data Line</text:p>
          </table:table-cell>
          <table:table-cell table:style-name="ce10" office:value-type="string" office:string-value=""/>
          <table:table-cell table:style-name="ce10" office:value-type="string" office:string-value="Product Activity">
            <text:p>Product Activity</text:p>
          </table:table-cell>
          <table:table-cell table:style-name="ce10" office:value-type="string" office:string-value="Supply Chain">
            <text:p>Supply Chain</text:p>
          </table:table-cell>
          <table:table-cell table:style-name="ce10" office:value-type="string" office:string-value=""/>
          <table:table-cell table:style-name="ce10" office:value-type="string" office:string-value=""/>
          <table:table-cell table:style-name="ce10" table:formula="of:=[.M19]" office:value-type="string" office:string-value="Activity Data Line">
            <text:p>Activity Data Line</text:p>
          </table:table-cell>
          <table:table-cell table:style-name="ce10" office:value-type="string" office:string-value="Activity Data Line">
            <text:p>Activity Data Lin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Activity Data Line">
            <text:p>Activity Data Lin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line describing the movement of goods to a specific location.">
            <text:p>A line describing the movement of goods to a specific location.</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5">06/15/2013</text:date>, <text:time>17:24:1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6-15T17:24:09.71</dc:date>
    <meta:generator>OpenOffice.org/3.4$Win32 OpenOffice.org_project/340m1$Build-9590</meta:generator>
    <meta:editing-duration>P6DT9H44M47S</meta:editing-duration>
    <meta:editing-cycles>51</meta:editing-cycles>
    <meta:document-statistic meta:table-count="1" meta:cell-count="129" meta:object-count="0"/>
  </office:meta>
</office:document-meta>
</file>